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6f8ed" officeooo:paragraph-rsid="0006f8ed" style:font-size-asian="10pt" style:font-size-complex="10pt"/>
    </style:style>
    <style:style style:name="P2" style:family="paragraph" style:parent-style-name="Standard" style:list-style-name="L1">
      <style:text-properties fo:font-size="10pt" officeooo:rsid="0006f8ed" officeooo:paragraph-rsid="0006f8ed" style:font-size-asian="10pt" style:font-size-complex="10pt"/>
    </style:style>
    <style:style style:name="P3" style:family="paragraph" style:parent-style-name="Standard">
      <style:paragraph-properties fo:text-align="center" style:justify-single-word="false"/>
      <style:text-properties fo:font-size="10pt" officeooo:rsid="0006f8ed" officeooo:paragraph-rsid="0006f8ed" style:font-size-asian="10pt" style:font-size-complex="10pt"/>
    </style:style>
    <style:style style:name="P4" style:family="paragraph" style:parent-style-name="Standard" style:list-style-name="L2">
      <style:text-properties fo:font-size="10pt" officeooo:rsid="0006f8ed" officeooo:paragraph-rsid="0006f8ed" style:font-size-asian="10pt" style:font-size-complex="10pt"/>
    </style:style>
    <style:style style:name="T1" style:family="text">
      <style:text-properties officeooo:rsid="0006f8e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8d4b4" style:font-weight-asian="normal" style:font-weight-complex="normal"/>
    </style:style>
    <style:style style:name="T6" style:family="text">
      <style:text-properties officeooo:rsid="0008d4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ono come modello data driven/event based</text:h>
      <text:p text:style-name="P1"/>
      <text:p text:style-name="P1">Nell'ultima parte della sua storia, il suono nel videogioco si presenta come un modello guidato dai dati (<text:span text:style-name="T2">data driven model</text:span>).</text:p>
      <text:p text:style-name="P1"/>
      <text:p text:style-name="P1">In altri termini, l'audio di un videogioco è costituito da una moltitudine di file audio, compressi per ragioni di spazio e utilizzo delle risorse, raccolti in un database e che vengono messi in riproduzione all'occorrenza, in seguito al verificarsi di particolari eventi (<text:span text:style-name="T2">event based</text:span>).</text:p>
      <text:p text:style-name="P1"/>
      <text:p text:style-name="P1">Ai sample che vengono riprodotti si possono certo applicare delle <text:span text:style-name="T2">modificazioni in tempo reale</text:span> come ad esempio, e lo approfondiremo tra breve:</text:p>
      <text:list xml:id="list1227074673744141607" text:style-name="L1">
        <text:list-item>
          <text:p text:style-name="P2">attenuazione dovuta alla distanza;</text:p>
        </text:list-item>
        <text:list-item>
          <text:p text:style-name="P2">combinazioni e layering;</text:p>
        </text:list-item>
        <text:list-item>
          <text:p text:style-name="P2">random e granularità;</text:p>
        </text:list-item>
      </text:list>
      <text:h text:style-name="Heading_20_1" text:outline-level="1">Gam<text:span text:style-name="T1">e</text:span> audio engine tradizionale</text:h>
      <text:p text:style-name="P1">Il game audio engine è una componente del game engine, oppure un modulo middleware da affiancare ad esso, che si occupa della gestione di tutto ciò che è suono all'interno di un videogioco.</text:p>
      <text:p text:style-name="P1"/>
      <text:p text:style-name="P1">Quali sono i compiti e le caratteristiche principali di un game audio engine tradizionale?</text:p>
      <text:h text:style-name="Heading_20_2" text:outline-level="2">Switching</text:h>
      <text:p text:style-name="P1">Logiche e meccanismi per dare priorità ai suoni da riprodurre e assegnare le voci disponibili, dal momento che si tratta di risorse limitate.</text:p>
      <text:p text:style-name="P1">Un esempio potrebbero essere i sintetizzatori dove si parla di <text:span text:style-name="T2">voice stealing</text:span>.</text:p>
      <text:p text:style-name="P1"/>
      <text:p text:style-name="P1">Un esempio di voice stealing nel videogioco lo si ha in <text:span text:style-name="T3">Super Mario Bros </text:span>dove il sound engine agisce sulla voce assegnata alla melodia principale (il suono più acuto), deallocandola e riassegnandola per la sintesi degli effetti sonori delle monete.</text:p>
      <text:p text:style-name="P1"/>
      <text:p text:style-name="P1">Lo switching è guidato anche dal ruolo che il particolare suono riveste all'interno della <text:span text:style-name="T2">narrazione</text:span>: in una sitauzione in cui sono presenti molti suoni, sono quelli meno importanti ai fini di quanto si deve raccontare ad essere sacrificati per primi.</text:p>
      <text:h text:style-name="Heading_20_2" text:outline-level="2">Random</text:h>
      <text:p text:style-name="P1">Quando siamo fruitori di opere di intrattenimento - libri, cinema, teatro, etc... - tra noi e gli autori dell'opera si instaura una sorta di tacito accordo. Da una parte nasce (inconsciamente) in noi volontà di sospendere l'incredulità (<text:span text:style-name="T2">suspension of disbelief</text:span><text:span text:style-name="T4">)</text:span> per mettere da parte per un momento le nostre facoltà critiche, ignorare le incongruenze secondarie e godere dell'opera di fantasia. Come spettatori ci lasciamo guidare e ci abbandoniamo alla narrazione.</text:p>
      <text:p text:style-name="P1"/>
      <text:p text:style-name="P1">Dall'altra parte l'autore si impegna nell'introdurci e nel guidarci attraverso un percorso comune allo scopo di raccontarci una storia.</text:p>
      <text:p text:style-name="P1"/>
      <text:p text:style-name="P1">La sospensione dell'incredulità nasce da un equilibrio molto sottile, tanto più difficile da creare quanto da mantenere da parte dell'autore dell'opera, soprattutto in epoca moderna dove si è bombardati da flussi continui di informazione e da moltissime forme diverse di intrattenimento.</text:p>
      <text:p text:style-name="P1"/>
      <text:p text:style-name="P1">Declinando il concetto al mondo videoludico, un suono ripetitivo viene riconosciuto dal nostro cervello come un <text:span text:style-name="T2">pattern</text:span>.</text:p>
      <text:p text:style-name="P1"/>
      <text:p text:style-name="P1">Il nostro cervello è abilissimo ad identificare pattern, strutture ricorrenti di ogni tipo (footsteps), è quando questo avviene il contratto si rompe.</text:p>
      <text:p text:style-name="P1"/>
      <text:p text:style-name="P1">Immaginate ad esempio cosa succederebbe se in un videogioco FPS, dove uno dei compiti primari è quello di muoversi all'interno di un mondo virtuale, il movimento dell'attore fosse evidenziato da suoni ripetitivie e sempre uguali a loro stessi.</text:p>
      <text:p text:style-name="P1">Senza la casualità sarebbe impossibile ottenere la sospensione dell'incredulità.</text:p>
      <text:h text:style-name="Heading_20_2" text:outline-level="2"><text:soft-page-break/>Blending</text:h>
      <text:p text:style-name="P1">Crossfade parametrico tra campioni diversi, quello che nella sintesi prende il nome di <text:span text:style-name="T2">multisampling</text:span>. Questa tecnica è implementata in gran misura nei campionatori i quali infatti rispondono a diverse velocity di tocco con un mix tra campioni corrispondenti.</text:p>
      <text:p text:style-name="P1"/>
      <text:p text:style-name="P1">Immaginiamo una caduta di un oggetto da diverse altezze; questo comporta intensità diversa ma non solo, anche variazione timbrica.</text:p>
      <text:h text:style-name="Heading_20_2" text:outline-level="2">Mixer, Grouping and Buses</text:h>
      <text:p text:style-name="P1">Molti game audio system incorporano un mixer del tutto analogo a quallo in uso nelle grandi produzioni: un banco large frame con gruppi, mandate e ritorni, etc...</text:p>
      <text:p text:style-name="P1">La differenza è che, mentre per una produzione tradizionale la configurazione del banco rimane statica, praticamente invariata lungo tutta la durato di Un medesimo brano o album, nel caso di un videogioco <text:s/>il mixer deve spesso riconfigurarsi del tutto in pochi istanti.</text:p>
      <text:p text:style-name="P1">Un esempio potrebbe essere il passaggio da una sitauzioni in-game ad un menù di interfaccia (pausa o salvataggio).</text:p>
      <text:h text:style-name="Heading_20_2" text:outline-level="2">Real time controllers</text:h>
      <text:p text:style-name="P1">Il game sound engine deve fornire un'interfaccia per ricevere parametri real time dal game engine ed usarli, spesso mappandoli sulle frequenze cutoff di filtri o sul controllo di volumi piuttosto che pitch.</text:p>
      <text:h text:style-name="Heading_20_2" text:outline-level="2">P<text:span text:style-name="T1">o</text:span>sitioning</text:h>
      <text:p text:style-name="P1">Come funziona l'audio in un gioco: <text:span text:style-name="T2">emitters</text:span> sono oggetti nello spazio tridimensionale che emettono suono e uno o più <text:span text:style-name="T2">listeners</text:span> (mono, stereo o multicanale; va pensato come un array di microfoni), in genere solidale col player.</text:p>
      <text:p text:style-name="P1">E' un sistema che si occupa di calcolare in run-time le funzioni di trasferimento e i filtri da applicare al suono riprodotto per dare all'ascoltatore la percezione che gli emettitori si trovino immersi nello spazio virtuale circostante.</text:p>
      <text:p text:style-name="P1">Il panning "<text:span text:style-name="T3">reale</text:span>" è più complcato rispetto ad una semplice variazione di volume tra i canali.</text:p>
      <text:p text:style-name="P1">panning, multicanale (stereo, 5.1, 7.1, ambisonic (non usato), binaurale);</text:p>
      <text:h text:style-name="Heading_20_2" text:outline-level="2">Ambience</text:h>
      <text:p text:style-name="P1">Parlando di sample, quando si registra si predilige il suono diretto e si fa di tutto per escludere quello riverberato</text:p>
      <text:p text:style-name="P1">Questo perchè il suono d'ambienza viene calcolato in tempo reale da processori dedicati.</text:p>
      <text:p text:style-name="P1">reverb, delay, doppler effect, filtering, fast realtime convolution.</text:p>
      <text:h text:style-name="Heading_20_2" text:outline-level="2">Attenuation &amp; damping</text:h>
      <text:p text:style-name="P1">attenuazione esmorzamento: un discorso legato alla distanza tra emitter e listener, grandezza geometrica ricavata dal modello tridimensionale, in base alla quale viene modificato in tempo reale la frequenza di taglio di un filtro passa basso e un amplificatore di livello.</text:p>
      <text:p text:style-name="P1">Lo stesso si applica in casi in cui ci sia un ostacolo tra emittere e listener: occlusione ottenuta con filtri opportunamente settati. Materiali diversi</text:p>
      <text:h text:style-name="Heading_20_2" text:outline-level="2">Alignement</text:h>
      <text:p text:style-name="P1">Uno scenario in cui più giocatori prendono parte ad un partita multiplayer.</text:p>
      <text:p text:style-name="P1">Un server preposto al controllo e al master clock per la ricezione e ridistribuzione dei pacchetti.</text:p>
      <text:p text:style-name="P1">A seconda della contingeza ci possono essere latenze che si sommano e si accumulano, e possono essere diverse da caso a caso, e da giocatore a giocatore e cambiare nel tempo.</text:p>
      <text:p text:style-name="P1">Il game engine, e più nello specifico l'audio engine per quanto concerne il suono, deve essere in grado di gestire situazioni come questa e di riordinare opportunamente i pacchettin in arrivo per dare un audio sempre corerente</text:p>
      <text:p text:style-name="P1">esempio PS3 (chiedi a Vale di intervenire)</text:p>
      <text:h text:style-name="Heading_20_2" text:outline-level="2">Dialogues</text:h>
      <text:p text:style-name="P1">Il game audio engine deve essere in grado di interfacciarsi e gestire complessi database di informazioni. Uno di questi è rappresentato dall'insieme degli audio file associati a tutte le varie linee di dialogo (in una o più lingue) presenti nel gioco.</text:p>
      <text:h text:style-name="Heading_20_2" text:outline-level="2"><text:soft-page-break/>Music</text:h>
      <text:p text:style-name="P1">Il game audio engine deve essere in grado di gestire l'eventuale colonna sonora musiclae interattiva (vedi ad esempio il sistema <text:span text:style-name="T3">iMuse</text:span>).</text:p>
      <text:p text:style-name="P1"/>
      <text:p text:style-name="P3">---</text:p>
      <text:p text:style-name="P1">A ben vedere però questo sistema basato sui sample audio sembra in contraddizione netta con il dominio visivo, caratterizzato invece da un comportamento <text:span text:style-name="T2">continuo</text:span> e guidato da uno stream di parametri piuttosto che da eventi <text:span text:style-name="T2">discreti</text:span>.</text:p>
      <text:h text:style-name="Heading_20_1" text:outline-level="1">Come funziona un FPS</text:h>
      <text:p text:style-name="P1">Consideriamo un semplice modello 3D costituito da 4 facce triangolari: occorrono 3 (OpenGL ne usa 4 in realtà) valori numerici corrispondenti ai 3 assi cartesiani per identificare la posizione di ciascuno dei suoi vertici nello spazio tridimensionale.</text:p>
      <text:p text:style-name="P1"/>
      <text:p text:style-name="P1">Un modello estrapolato da un moderno FPS tuttavia è composto da una moltitudine di poligoni, centinaia se non migliaia (<text:span text:style-name="T2">high poly</text:span>). Questi vartici e la loro configurazione nello spazio costituisce la <text:span text:style-name="T2">mesh</text:span> del modello ma da sola, non è bastevole per creare l'illusione di realismo.</text:p>
      <text:p text:style-name="P1"/>
      <text:p text:style-name="P1">Serve una <text:span text:style-name="T2">texture</text:span> da poter mappare sulla mesh che riproduca fedelmente le caratteristiceh visive come colori e dettagli dell'oggetto.</text:p>
      <text:p text:style-name="P1"/>
      <text:p text:style-name="P1">Perchè il modello possa essere visto nel mondo tridimensionale occorrono <text:span text:style-name="T2">luci</text:span>: ogni oggetto dunque, colpito dai raggi irradiati da tutte le fonti di luce presenti nel mondo virtuale, verrà descritto in modo ancora più realistico, in più se il modello riporta alcuni valori per le grandezze fisice associate ai materiali di cui è composto, come coefficienti di riflessione e assorbimento, e così via, l'effetto potrà essere ancora più realistico.</text:p>
      <text:p text:style-name="P1"/>
      <text:p text:style-name="P1">Moltiplichiamo il tutto per la moltitudine di modelli simultaneamente all'interno del mondo 3D virtuale e avremo quanto computato da una speciale componente del game engine, il <text:span text:style-name="T2">rendering engine </text:span>(che traspone il tutto su una superficie flat 2D), coadiuvato da componenti hardware che aiutano ad accelerare l'immane qunatitativo di calcoli richiesti.</text:p>
      <text:p text:style-name="P1"/>
      <text:p text:style-name="P1">L'interità dei modelli e delle loro mesh non sono fondamentali soltanto per ottenere una immagine 2D in uscita ma anche per creare la cosìdetta <text:span text:style-name="T2">word geometry</text:span> per il il calcolo e dell<text:span text:style-name="T6">e</text:span> <text:span text:style-name="T2">collisioni</text:span>, indispensabili per prevedere e computare i comportamenti fisici.</text:p>
      <text:p text:style-name="P1"/>
      <text:p text:style-name="P1">Tutto questo è appannaggio del <text:span text:style-name="T2">physics engine</text:span> che non si occupa solo di collisioni ma valuta l'interà fisicità del mondo virtuale in cui siamo immersi: masse, densità, velocità e accelerazioni, forze, torsioni.</text:p>
      <text:p text:style-name="P1"/>
      <text:p text:style-name="P1">A tutto questo si aggiunge la componente di <text:span text:style-name="T2">intelligenza artificiale</text:span> che ha il compito di simulare comportamenti "<text:span text:style-name="T3">intelligenti</text:span>" per tutti quegli attori che, nel gioco, non sono comandati da un player umano.</text:p>
      <text:p text:style-name="P1"/>
      <text:p text:style-name="P1">Ebbene tutto questo viene calcolato di continuo, sempre in funzione dei dati di movimento ottenuti dalle azioni del giocatore, 60 se non più volte al secondo.</text:p>
      <text:h text:style-name="Heading_20_1" text:outline-level="1">Realismo: suono come processo</text:h>
      <text:p text:style-name="P1">Il sample audio è una registrazione, e come tale si tratta di un qualche cosa fissato nel tempo: una registrazione cattura la perturbazione della densità dell'aria, l'effetto di un movimento nello spazio in un particolare istante ma non ci dice nulla in merito al comportamento.</text:p>
      <text:p text:style-name="P1"/>
      <text:p text:style-name="P1">In questo senso l'audio fruito attraverso i campioni resta un procedimento <text:span text:style-name="T2">statico</text:span>, come un <text:span text:style-name="T2">interruttore</text:span> che può essere solamente acceso o spento, una <text:span text:style-name="T2">fotografia</text:span> fissa ed immutabile anzichè vivida e dinamica.</text:p>
      <text:p text:style-name="P1"/>
      <text:p text:style-name="P1">Ci potremmo chiedere quindi che significato ha la parola <text:span text:style-name="T2">realismo</text:span>? premesso che il realismo non è una condizione indispensabile, anzi, ci sono videogiochi (basti pensare a PacMan, o a diverse produzioni indipendenti come Fez, Limbo, etc...) che tutt'altro ci propongono rispetto ad una esperienza "<text:span text:style-name="T3">realistica</text:span>", ce ne occupiamo perchè la ricerca del realismo sembra essere stata forse "<text:span text:style-name="T3">IL</text:span>" motore principale per lo sviluppo tecnologico nell'abito dei videogames.</text:p>
      <text:p text:style-name="P1"/>
      <text:p text:style-name="P1">Basti pensare che si è passati al massiccio uso della grafica tridimensionale non appena le tecnologie lo hanno permesso (questo vale anche per il mondo dell'<text:span text:style-name="T2">animazione</text:span>). Si ricerca sempre una maggiore definizione dei modelli. Ci si avvale <text:soft-page-break/>del supporto di potenti motori di fisica per simulare fedelmente i comportamenti quali collisioni, esplosioni, attrazione gravitazionale, spinta del vento, forze etc...</text:p>
      <text:p text:style-name="P1">L'intelligenza artificiale contribuisce a rendere sempre più credibili i movimenti e le azioni di attori e creature npc e la lista potrebbe continuare a lungo.</text:p>
      <text:p text:style-name="P1"/>
      <text:p text:style-name="P1">In abito audio invece quello che si fa, in pratica, è “<text:span text:style-name="T2">premere il tasto play</text:span><text:span text:style-name="T5">”</text:span> quando serve, il che sembra un po' <text:span text:style-name="T2">riduttivo</text:span>, soprattutto per il fatto che:</text:p>
      <text:list xml:id="list6460832292861276654" text:style-name="L2">
        <text:list-item>
          <text:p text:style-name="P4"><text:s/>il suono riveste un ruolo importante di guida emotiva all'interno del gioco;</text:p>
        </text:list-item>
        <text:list-item>
          <text:p text:style-name="P4">l'audio è una parte importante per mantenere viva la senzazione di realismo;</text:p>
        </text:list-item>
      </text:list>
      <text:p text:style-name="P1"/>
      <text:p text:style-name="P1">Inoltre, un approccio _data driven_ come questo ha i suoi svantaggi vediamo un paio di esempi</text:p>
      <text:h text:style-name="Heading_20_3" text:outline-level="3">La porta</text:h>
      <text:p text:style-name="P1">Supponiamo di avvicinarci ad una abitazione sconosciuta. L'intento è quello di entravi senza destare l'attenzione di chi sta all'interno. Nel gioco guideremo il nostro avatar fin sulla soglia e, a questo punto, a seconda dell'ispirazione del momento, potremo aprire la porta di colpo e preciparci all'interno oppure socchiuderla lentamente e magari interromperci al primo sospetto di non essere soli.</text:p>
      <text:p text:style-name="P1"/>
      <text:p text:style-name="P1">Secondo l'approccio tradizionale _sample based_ un campione preregistrato di scricchiolio viene riprodoto non appena si verifica l'evento "_collisione_" tra il nostro avatar e l'oggetto _porta_. Specie se l'audio file è lungo si nota che la riproduzione dell'audio file prosegue, anche se l'azione sulla porta si interrompe dopo breve.</text:p>
      <text:p text:style-name="P1"/>
      <text:p text:style-name="P1">Anche nel caso il game sound engine utilizzasse meccanismi di dissolvenza in uscita per temporizzare correttamente il livello, comunque risulterebbe chiara la disomogeineità tra i domini grafico e uditivo.</text:p>
      <text:p text:style-name="P1"/>
      <text:p text:style-name="P1">Immaginiamo cosa accadrebbe se poi scostassimo la porta ripetutamente, avanti ed indietro...</text:p>
      <text:h text:style-name="Heading_20_3" text:outline-level="3">Lastra percossa</text:h>
      <text:p text:style-name="P1">Immaginiamoci con un arma di fronte alla fortificazione di un piccolo bunker dal quale dobbiamo stanare i nostri nemici. Cominciamo a sparare e colpiamo ripetutamente una delle lastre di metallo che rivestono l'esterno della costruzione.</text:p>
      <text:p text:style-name="P1"/>
      <text:p text:style-name="P1">Ad ogni impatto (di un proiettile sulla lastra) la lastra viene eccitata e di tutti i possibili modi strutturali saranno quelli primari ad assorbire il maggior quantitativo di energia e, come risultato, percepiremo sempre più chiaramente le frequenza di risonanza della lastra mano a mano che i proiettili continuano ad incidere su essa.</text:p>
      <text:p text:style-name="P1"/>
      <text:p text:style-name="P1">Lo stesso effetto non è ottenibile riproducendo lo stesso audiofile ripetuttamente per ogni nuovo impatto. </text:p>
      <text:p text:style-name="P1"/>
      <text:p text:style-name="P1">---</text:p>
      <text:p text:style-name="P1"/>
      <text:p text:style-name="P1">Il suono insomma risulta essere malamente accoppiato con il motore di gioco sottostante, incoesivo con l'esperienza complessiva. Eppure non è sempre stato così. All'inizio della storia dei videogame, delle console e dei computer, era l'audio la motivazione principale che ha guidato lo sviluppo tecnologico.</text:p>
      <text:p text:style-name="P1"/>
      <text:p text:style-name="P1">L'audio veniva generato in tempo reale e rispecchiava linearmente le azioni del giocatore e le reazioni dell'engine. L'audio veniva sintetizzato in tempo reale.</text:p>
      <text:p text:style-name="P1">Questa tendenza si è interrotta indicativamente attorno alla seconda metà degli anni '90, momento storico dove si può collocare la comparsa sul mercato dei prini CD e che vede il diffondersi dell'audio campionato ad alta qualità (44100@16bit).</text:p>
      <text:p text:style-name="P1"/>
      <text:p text:style-name="P1">Attenzione, questo **non significa che in passato i sample non venissereo utilizzati**; Nintendo, SEGA e ancora prima nelle coin-op, dove possibile, si inserivano sistemi DAC in grado di riprodurre, seppure non con la stessa qualità CD, campioni e sample pre-registrati, soprattutto per la voce. La ricerca del "_realismo_" tuttavia ha infine soppiantato i sistemi di sintesi tradizionale.</text:p>
      <text:p text:style-name="P1"/>
      <text:p text:style-name="P1">Tali sistemi però sono sopravissuti in una parte del mercato legato all'audio: la **musica** e gli **strumenti musicali**. In questi campi ci si accorge subito dell limitazion intrinseche dell'audio per campioni (il sample è un _tradimento_ della realtà), per questo la ricerca e lo sviluppo di nuovi sistemi di sintesi continua a progredire.</text:p>
      <text:p text:style-name="P1"/>
      <text:p text:style-name="P1">Nascono i primi sistemi di sintesi basati su modelli: i fenomeni della fisica del suono vengono studiati e sintetizzati in modelli matematici e poi innestati all'interno dei circuiti integrati o dei software per computer.</text:p>
      <text:p text:style-name="P1"><text:soft-page-break/></text:p>
      <text:p text:style-name="P1">Quando si vuole simulare i suoni dei vecchi sintetizzatori analogici, si sviluppano tecnologie volte a riprodurre in digitale tutte le idiosincrasie dei componenti elettrici discreti che li costituivano e nascono i modelli [virtual analog](https://en.wikipedia.org/wiki/Analog_modeling_synthesizer).</text:p>
      <text:p text:style-name="P1"/>
      <text:p text:style-name="P1">Quando invece si vuole simulare strumenti musicali acustici o elettroacustici nascono modelli volti a riprodurre i fenomeni fisici delle sollecitazioni, vibrazioni, attenuazione dei materiale: nasce il [physical modelling](https://en.wikipedia.org/wiki/Physical_modelling_synthesis).</text:p>
      <text:p text:style-name="P1"/>
      <text:p text:style-name="P1">Esistono da diversi anni scuole di pensiero volte a traslare questi metodi di sintesi, da tempo diffusisi sul mercato e molto apprezzati per le loro qualità, nel mondo videoludico.</text:p>
      <text:p text:style-name="P1"/>
      <text:p text:style-name="P1">Pionieri di questa filosofia di pensiero sono persone come [Perry Cook](http://www.cs.princeton.edu/~prc/AKPetersBook.htm) e [Andy Farnell](https://mitpress.mit.edu/books/designing-sound), solo per citare i più noti, i quali ritengono possibile derivare dagli studi fatti fino ad ora, modelli finalizzati non tanto a simulare suoni appartenenti al dominio musicale ma piuttosto volti a sintetizzare una moltitudine di classi sonore associate ad oggetti e fenomeni quotidiani.</text:p>
      <text:p text:style-name="P1">Così da rendere possibile la sintesi, potenziale, di ogni tipo di suono possibile.</text:p>
      <text:p text:style-name="P1"/>
      <text:p text:style-name="P1">Da questo punto di vista il suono nel videogioco diventa un modello inteso come processo diventa (**sound as a process**), in contrasto con il paradigma precedente di _event driven/data driven model_.</text:p>
      <text:p text:style-name="P1"/>
      <text:p text:style-name="P1">Il termine spesso associato a questo paradigma è **audio procedurale**, eccone una definizione:</text:p>
      <text:p text:style-name="P1"/>
      <text:p text:style-name="P1">&gt; “Procedural audio is non-linear, often synthetic sound, created in real time according to a set of programmatic rules and live input.” – "[An introduction to procedural audio and its application in computer games](http://cs.au.dk/~dsound/DigitalAudio.dir/Papers/proceduralAudio.pdf).” by Andy Farnell</text:p>
      <text:p text:style-name="P1"/>
      <text:p text:style-name="P1">Processo guidato da uno stream continuo di dati provenienti dall'interazione dell'utente, manipolati e usati come parametri per controllare in tempo reale una serie di algoritmi che sintetizzano audio.</text:p>
      <text:p text:style-name="P1"/>
      <text:p text:style-name="P1">A ben vedere il concetto di audio procedurale non ci è del tutto estraneo; un esempio a cui siamo abituati è il _riverbero artificiale_.</text:p>
      <text:p text:style-name="P1"/>
      <text:p text:style-name="P1">&lt;img src="./images/graphics/beh-mod-impl.png" alt="behaviour, model, implementation" width="50%" /&gt;</text:p>
      <text:p text:style-name="P1"/>
      <text:p text:style-name="P1">classi di modelli (tassonomia)</text:p>
      <text:p text:style-name="P1"/>
      <text:p text:style-name="P1">## Vantaggi e svantaggi del paradigma procedurale, il futuro</text:p>
      <text:p text:style-name="P1"/>
      <text:p text:style-name="P1">tra i vantaggi possiamo contare:</text:p>
      <text:p text:style-name="P1"/>
      <text:p text:style-name="P1">### Differimento</text:p>
      <text:p text:style-name="P1"/>
      <text:p text:style-name="P1">metre l'atto di registrare un suono è un azione che fissa nel tempo senza lasciare alcune possibilità di intervento successivo, l'audio procedurale è dinamico e lascia che molte delle decisioni, anche strutturali, vengano rimandate al real-time;</text:p>
      <text:p text:style-name="P1"/>
      <text:p text:style-name="P1">### variabilità</text:p>
      <text:p text:style-name="P1"/>
      <text:p text:style-name="P1">Caratteristica fondamentale del suono procedurale che garantisce la possibilità pressochè completa di modificazione del suono in tempo reale e di produrre in questo modo risultati sonori anche molto diversi tra loro pur facendo capo ad uno stesso modello.</text:p>
      <text:p text:style-name="P1"/>
      <text:p text:style-name="P1">### Default forms</text:p>
      <text:p text:style-name="P1"/>
      <text:p text:style-name="P1">dal momento che la **crescita** dei sounds assets è **combinatoria** (es. incudine martello), diventa difficile provvedere alla creazione di tutti i suond assets necessari mano a mano che il mondo virtuale cresce. Il vantaggio di un modello procedurale è che il suono può essere generato in modo automatico derivando le proprietà dagli oggetti presenti nel gioco. Questo **non elimina** la figura del **sound designer**, il quale interviene laddove alcuni suoni necessitino di particolari caratteristiche perchè più importanti per la narrazione, ma **garantisce** che ogni oggetto abbia sempre un **suono di default** associato, senza incorrere così nel rischio che qualche evento sonoro non possa essere triggerato.</text:p>
      <text:p text:style-name="P1"><text:soft-page-break/></text:p>
      <text:p text:style-name="P1">### Costo variabile e dinamico</text:p>
      <text:p text:style-name="P1"/>
      <text:p text:style-name="P1">Il paradigma procedurale permette il LOAD - Level Of Audio Details - (che sfrutta le conoscenze in ambito di acustica e psico-acustica) caricamento dinamico sulla CPU esattamente come già fa la parte grafica cone il **mipmapping**.</text:p>
      <text:p text:style-name="P1"/>
      <text:p text:style-name="P1">Consideriamo una esempio quale potrebbe essere un suono in grande lontananza:</text:p>
      <text:p text:style-name="P1">nel caso di un motore audio tradizionale, al suono verrebbe applicato notevole processing DSP in tempo reale da far sì che il sample - attenuato e filtrato - dia l'impressione di provenire da lontano. Tuttavia, nonostante il suono ne risulti pesantemente modificato rispetto all'originale, comunque il costo in termini di risorse sarebbe invariato rispetto alla normale riproduzione di un audio file.</text:p>
      <text:p text:style-name="P1"/>
      <text:p text:style-name="P1">Nel caso il problema venga affrontato con il paradigma procedurale invece, soprattutto facendosi forti del fatto che il modello è stratificato e costituito da più parti indipendenti tra loro, il carico di lavoro potrebbe essere ridotto: certe componenti del suono, proprio per via del fatto che la sorgente sonora è ascoltata da grande distanza, potrebbero essere del tutto tralasciate rispetto ad altre. Il lavoro del processore sarebbe avvantaggato.</text:p>
      <text:p text:style-name="P1"/>
      <text:p text:style-name="P1">Lo stesso dicasi se il suono riprodotto da un modello si trova riprodotto in associazione con altri suoni che causerebbero il _mascheramento_ nel tempo o in frequenza di alcune sue componenti.</text:p>
      <text:p text:style-name="P1"/>
      <text:p text:style-name="P1">Tra gli svantaggi:</text:p>
      <text:p text:style-name="P1"/>
      <text:p text:style-name="P1">### Industrial inertia: you gotta ship titles</text:p>
      <text:p text:style-name="P1"/>
      <text:p text:style-name="P1">Al momento attuale non sembra ci sia interesse nell'implementare quanto necessario per inserire questo paradigma nel workflow per la produzione di giochi. Spesso in questi casi ci si scontra con metodi di lavoro consolidati che sono difficili da modificare, soprattutto per via dei costi e dei tempi necessari per la transizione.</text:p>
      <text:p text:style-name="P1"/>
      <text:p text:style-name="P1">### new skills</text:p>
      <text:p text:style-name="P1"/>
      <text:p text:style-name="P1">### la sintesi è brutta</text:p>
      <text:p text:style-name="P1"/>
      <text:p text:style-name="P1">Permane la falsa concezione che la sintesi audio sia in qualche modo sinonimo di finzione (sintesi = suono "_di plastica_") e, come tale, sia qualcosa di insoddisfacende, di deludente.</text:p>
      <text:p text:style-name="P1"/>
      <text:p text:style-name="P1">In realtà non è così e, se anche lo fosse, il ragionamento non sta in piedi in quanto il **realismo** non serve!</text:p>
      <text:p text:style-name="P1">Lo sanno bene i sound designer e tutti coloro che, in generale, hanno già qualche esperienza nel mondo dell'intrattenimento, il realismo spesso delude. Quello di cui c'è bisogno è il **verosimile** (come dice molto bene [Chion](http://www.lindau.it/Libri/L-audiovisione.-Suono-e-immagine-nel-cinema)) oaddirittura dell'**hyperrealism** ("_more than reality_").</text:p>
      <text:p text:style-name="P1"/>
      <text:p text:style-name="P1">### The Future</text:p>
      <text:p text:style-name="P1"/>
      <text:p text:style-name="P1">In un futuro presumibilmente non troppo lontano, il paradigma procedurale avrà preso piede e il modno del lavoro nel settore dell'audio per videogiochi dsi arricchira di tutta una serie di nuove figure professionali.</text:p>
      <text:p text:style-name="P1"/>
      <text:p text:style-name="P1">Proprio come negli ultimi 20 anni sono nate specializzazione di ogni tipo nel mondo della computer grafica (professionisti che si occupano esclusivamente di _rigging_, _textures_, _animazione_, _modellazione_, _light_, _visual fxs_, etc...), così anche nel mondo dell'audio procedurale ci saranno nuove figure speciallizzate nella modellazione di suoni e fenomeni fisici differenti (acqua, fuoco, impatti, sfregamenti, acustica delle stanze, etc...).</text:p>
      <text:p text:style-name="P1"/>
      <text:p text:style-name="P1">## Esempi di audio procedurale (Pure Data)</text:p>
      <text:p text:style-name="P1"/>
      <text:p text:style-name="P1">Abbiamo detto che il paradigma del suono procedurale prevede una stratificazione delle diverse fasi. Questo significa che ciascuna di esse può essere svolta con un particolare strumento hardware o software piuttosto che un altro, a seconda delle esigenze del progetto o delle particolari propensioni del suon designer.</text:p>
      <text:p text:style-name="P1"/>
      <text:p text:style-name="P1">Tipico è il caso del layer di _implementazione_: in questa fase infatti qualsiasi strumento software può essere usato per implementare il modello, come ad esempio Chuck, SuperCollider, CSound o PureData.</text:p>
      <text:p text:style-name="P1"/>
      <text:p text:style-name="P1">Vedremo ora alcuni esempi tratti dal lavoro di _Andy Farnell_, il quale usa PureData come linguaggio di programmazione.</text:p>
      <text:p text:style-name="P1"/>
      <text:p text:style-name="P1"><text:soft-page-break/>Che cosa è PureData? PureData è un linguaggio di programmazione a nodi nato a metà degli anni '90 ad opera di Miller Puckette che all'epoca lavorava all'IRCAM di Parigi. </text:p>
      <text:p text:style-name="P1"/>
      <text:p text:style-name="P1">Esempi di procedurale bells, clocks, water, insects, engine, guns, helicopter (thanks to Andy Farnell and Alexey Reshetnikov).</text:p>
      <text:p text:style-name="P1"/>
      <text:p text:style-name="P1">## Music</text:p>
      <text:p text:style-name="P1"/>
      <text:p text:style-name="P1">non linearità</text:p>
      <text:p text:style-name="P1"/>
      <text:p text:style-name="P1">* variazione del tempo (space invaders + mario alla fine di ogni livello)</text:p>
      <text:p text:style-name="P1">* variable pitch ( a che vedere con le limitazioni tecniche della memoria)</text:p>
      <text:p text:style-name="P1">* variabile rhythm/meter (esempio fraseggiatore o Zen games)</text:p>
      <text:p text:style-name="P1">* volume and dynamic</text:p>
      <text:p text:style-name="P1">* variable DSP (reverb and distorsion)</text:p>
      <text:p text:style-name="P1">* variable melody</text:p>
      <text:p text:style-name="P1">* variable harmony</text:p>
      <text:p text:style-name="P1">variable mix (sostituzione di strumenti o di layers)</text:p>
      <text:p text:style-name="P1"/>
      <text:p text:style-name="P1">Concetti di [musica generativa](https://en.wikipedia.org/wiki/Generative_music), esempio sono _Music for Airports_, _Discreet Music_ etc...</text:p>
      <text:p text:style-name="P1">architetto e compositore vs gardener (intervento di [Brian Eno](https://vimeo.com/55969912))</text:p>
      <text:p text:style-name="P1"/>
      <text:p text:style-name="P1">Individuazione dei metodi formali, delle regole nella composizione della musica: Guido D'Arezzo (1026), Mozart, etc...</text:p>
      <text:p text:style-name="P1">Composizione automatica</text:p>
      <text:p text:style-name="P1">contollo delle sequenze --&gt; musica algoritmica (Xenakis, Koenig, Truax)</text:p>
      <text:p text:style-name="P1"/>
      <text:p text:style-name="P1">processi stocastici</text:p>
      <text:p text:style-name="P1"><text:s text:c="4"/>+ tabelle della probabilità</text:p>
      <text:p text:style-name="P1"><text:s text:c="4"/>+ distribuzione di probabilità</text:p>
      <text:p text:style-name="P1"><text:s text:c="4"/>+ catene markoviane</text:p>
      <text:p text:style-name="P1"/>
      <text:p text:style-name="P1">## Catene Markoviane</text:p>
      <text:p text:style-name="P1"/>
      <text:p text:style-name="P1">(Andrey Markov 1856 - 1922) è il nome che viene assegnato ad una macchina a stati statistica discreta nella quale lo stat osuccessivo è determinato da una matrice dei pesi di probabilità assocaiti ai passaggi tra stati diversi all'interno di una sequenza.</text:p>
      <text:p text:style-name="P1"/>
      <text:p text:style-name="P1">Dati statistici possono essere estratti da una musica data per ottenere poi una nuova composizione generata nello stile esaminato.</text:p>
      <text:p text:style-name="P1"/>
      <text:p text:style-name="P1">citando Farnell:</text:p>
      <text:p text:style-name="P1">&gt; For example, a Markov machine can quickly be trained to under stand 12 bar blues and notice that more often than not a F7 follows a C and that a where a</text:p>
      <text:p text:style-name="P1">chord has a major 3rd the melody will use a flattened one. This is interesting when data from more than one composer is interpolated to see what Handel, Jean Michel Jarre and Jimi Hendrix might have written together.</text:p>
      <text:p text:style-name="P1"/>
      <text:p text:style-name="P1">### Case Study: Zen Game</text:p>
      <text:p text:style-name="P1"/>
      <text:p text:style-name="P1">esempio [Zen Games](http://www.limulo.net/games/ZenGame/)</text:p>
      <text:p text:style-name="P1">Le note sono prese a prestito dalla scala pentatonica maggiore di C</text:p>
      <text:p text:style-name="P1">set di regole</text:p>
      <text:p text:style-name="P1">* durata nel tempo</text:p>
      <text:p text:style-name="P1">* durata della frase che condiziona il verificarsi di una pausa e la durata della stessa</text:p>
      <text:p text:style-name="P1">* probabilità di scegliere una nota all'interno dell'accordo</text:p>
      <text:p text:style-name="P1">* probabilità di scegliere una nota successiva che si trovi nelle vicinanze di quella appena cantata</text:p>
      <text:p text:style-name="P1">* probabilità che la nota da cnatare sia acuta piuttosto che grave</text:p>
      <text:p text:style-name="P1"/>
      <text:p text:style-name="P1">## Artificial Intelligence</text:p>
      <text:p text:style-name="P1"/>
      <text:p text:style-name="P1">memoria ritenuta diventa conoscenza, conoscenza + processo.</text:p>
      <text:p text:style-name="P1"/>
      <text:p text:style-name="P1">### AI adattiva</text:p>
      <text:p text:style-name="P1"><text:soft-page-break/></text:p>
      <text:p text:style-name="P1">### Sistemi esperti</text:p>
      <text:p text:style-name="P1"/>
      <text:p text:style-name="P1">per semplificare all'estremo si può dire che i sistemi esperti sono quelli che possiedono un libr od iregole (l'armonia jazz, il rock, etc...) dal quale possono attingere per operare delle decisioni. Ma questa conoscenza non è fissa. Quello che definisce i sistemi esperti come AI è il fatto che questi possono correggere la loror conoscenza.</text:p>
      <text:p text:style-name="P1"/>
      <text:p text:style-name="P1">### Neural Networks</text:p>
      <text:p text:style-name="P1"/>
      <text:p text:style-name="P1">### Cellular Automata</text:p>
      <text:p text:style-name="P1"/>
      <text:p text:style-name="P1">Gli automi cellulari sono una collezione di programmi molto piccoli che vivono in un ambiente circoscritto e interagiscono tra loro. Ognuno è una macchina a stati che evolve su base di una matrice di regole e anche dell'input esterno.</text:p>
      <text:p text:style-name="P1"/>
      <text:p text:style-name="P1">Una **intelligenza emergente** si ottiene dalla rispettive interazioni e dal modo in cui gli output di alcuni diventa input per altri.</text:p>
      <text:p text:style-name="P1"/>
      <text:p text:style-name="P1">Esempio game of life in Processing</text:p>
      <text:p text:style-name="P1"/>
      <text:p text:style-name="P1">### Algoritmi genetici</text:p>
      <text:p text:style-name="P1"/>
      <text:p text:style-name="P1">Condisioni ambientali possono far prosperare o uccidere le nuove generazioni le quali portano con sè, talvolta mutato, il patrimonio genetico dei genitori.</text:p>
      <text:p text:style-name="P1"/>
      <text:p text:style-name="P1">Frattali (auto similarità) - 1/f rumore frazionale | Chaos generator | Grammatiche | Pattern matching / search tecniques |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1a1l1e1 </meta:initial-creator>
    <meta:creation-date>2017-05-23T16:44:30.155537600</meta:creation-date>
    <dc:date>2017-05-23T16:52:36.833905894</dc:date>
    <dc:creator>v1a1l1e1 </dc:creator>
    <meta:editing-duration>PT8M6S</meta:editing-duration>
    <meta:editing-cycles>2</meta:editing-cycles>
    <meta:generator>LibreOffice/4.3.3.2$Linux_X86_64 LibreOffice_project/430m0$Build-2</meta:generator>
    <meta:document-statistic meta:table-count="0" meta:image-count="0" meta:object-count="0" meta:page-count="8" meta:paragraph-count="182" meta:word-count="3893" meta:character-count="25962" meta:non-whitespace-character-count="22240"/>
  </office:meta>
</office:document-meta>
</file>